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4807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/>
    </style:style>
    <style:style style:name="ce2" style:family="table-cell" style:parent-style-name="Excel_20_Built-in_20_Normal">
      <style:table-cell-properties fo:background-color="#01f1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000000"/>
    </style:style>
    <style:style style:name="ce4" style:family="table-cell" style:parent-style-name="Excel_20_Built-in_20_Normal">
      <style:table-cell-properties fo:background-color="#88bbd5"/>
    </style:style>
    <style:style style:name="ce5" style:family="table-cell" style:parent-style-name="Excel_20_Built-in_20_Normal">
      <style:table-cell-properties fo:background-color="#13e100"/>
    </style:style>
    <style:style style:name="ce6" style:family="table-cell" style:parent-style-name="Excel_20_Built-in_20_Normal">
      <style:table-cell-properties fo:background-color="#ac97d3"/>
    </style:style>
    <style:style style:name="ce7" style:family="table-cell" style:parent-style-name="Excel_20_Built-in_20_Normal">
      <style:table-cell-properties fo:background-color="#ffff00"/>
    </style:style>
    <style:style style:name="ce8" style:family="table-cell" style:parent-style-name="Excel_20_Built-in_20_Normal">
      <style:table-cell-properties fo:background-color="#ff0000"/>
    </style:style>
    <style:style style:name="ce9" style:family="table-cell" style:parent-style-name="Excel_20_Built-in_20_Normal">
      <style:table-cell-properties fo:background-color="#ff6600"/>
    </style:style>
    <style:style style:name="ce10" style:family="table-cell" style:parent-style-name="Excel_20_Built-in_20_Normal">
      <style:table-cell-properties fo:background-color="#60606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Attribute Name</text:p>
          </table:table-cell>
          <table:table-cell table:style-name="ce1" office:value-type="string">
            <text:p>Conten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pk/fk</text:p>
          </table:table-cell>
          <table:table-cell table:style-name="ce1" office:value-type="string">
            <text:p>fk Reference Table</text:p>
          </table:table-cell>
          <table:table-cell table:style-name="ce1"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rtist</text:p>
          </table:table-cell>
          <table:table-cell office:value-type="string">
            <text:p>art_id</text:p>
          </table:table-cell>
          <table:table-cell office:value-type="string">
            <text:p>artis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t_name</text:p>
          </table:table-cell>
          <table:table-cell office:value-type="string">
            <text:p>artist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art_url</text:p>
          </table:table-cell>
          <table:table-cell office:value-type="string">
            <text:p>artist url</text:p>
          </table:table-cell>
          <table:table-cell office:value-type="string">
            <text:p>varchar(100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art_notes</text:p>
          </table:table-cell>
          <table:table-cell office:value-type="string">
            <text:p>artis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4" office:value-type="string">
            <text:p>participant</text:p>
          </table:table-cell>
          <table:table-cell office:value-type="string">
            <text:p>art_id</text:p>
          </table:table-cell>
          <table:table-cell office:value-type="string">
            <text:p>artis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>
            <text:p>mem_id</text:p>
          </table:table-cell>
          <table:table-cell office:value-type="string">
            <text:p>member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member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>
            <text:p>par_startdate</text:p>
          </table:table-cell>
          <table:table-cell office:value-type="string">
            <text:p>participant start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>
            <text:p>par_enddate</text:p>
          </table:table-cell>
          <table:table-cell office:value-type="string">
            <text:p>participant end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par_notes</text:p>
          </table:table-cell>
          <table:table-cell office:value-type="string">
            <text:p>participan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album</text:p>
          </table:table-cell>
          <table:table-cell office:value-type="string">
            <text:p>album_id</text:p>
          </table:table-cell>
          <table:table-cell office:value-type="string">
            <text:p>album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>
            <text:p>art_id</text:p>
          </table:table-cell>
          <table:table-cell office:value-type="string">
            <text:p>artis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artist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>
            <text:p>label_id</text:p>
          </table:table-cell>
          <table:table-cell office:value-type="string">
            <text:p>label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label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>
            <text:p>album_producer</text:p>
          </table:table-cell>
          <table:table-cell office:value-type="string">
            <text:p>album producer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>
            <text:p>album_rating</text:p>
          </table:table-cell>
          <table:table-cell office:value-type="string">
            <text:p>album rating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>
            <text:p>album_cost</text:p>
          </table:table-cell>
          <table:table-cell office:value-type="string">
            <text:p>album cost</text:p>
          </table:table-cell>
          <table:table-cell office:value-type="string">
            <text:p>decimal (4,2)</text:p>
          </table:table-cell>
          <table:table-cell office:value-type="float" office:value="99.99">
            <text:p>99.99</text:p>
          </table:table-cell>
          <table:table-cell office:value-type="string">
            <text:p>1-99.99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>
            <text:p>album_notes</text:p>
          </table:table-cell>
          <table:table-cell office:value-type="string">
            <text:p>album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6" office:value-type="string">
            <text:p>member</text:p>
          </table:table-cell>
          <table:table-cell office:value-type="string">
            <text:p>mem_id</text:p>
          </table:table-cell>
          <table:table-cell office:value-type="string">
            <text:p>member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string">
            <text:p>mem_fname</text:p>
          </table:table-cell>
          <table:table-cell office:value-type="string">
            <text:p>member first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>
            <text:p>mem_lname</text:p>
          </table:table-cell>
          <table:table-cell office:value-type="string">
            <text:p>member last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>
            <text:p>mem_notes</text:p>
          </table:table-cell>
          <table:table-cell office:value-type="string">
            <text:p>member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7" office:value-type="string">
            <text:p>recording</text:p>
          </table:table-cell>
          <table:table-cell office:value-type="string">
            <text:p>rec_id</text:p>
          </table:table-cell>
          <table:table-cell office:value-type="string">
            <text:p>recording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7"/>
          <table:table-cell office:value-type="string">
            <text:p>album_id</text:p>
          </table:table-cell>
          <table:table-cell office:value-type="string">
            <text:p>album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album</text:p>
          </table:table-cell>
          <table:table-cell table:number-columns-repeated="1015"/>
        </table:table-row>
        <table:table-row table:style-name="ro1">
          <table:table-cell table:style-name="ce7"/>
          <table:table-cell office:value-type="string">
            <text:p>rec_title</text:p>
          </table:table-cell>
          <table:table-cell office:value-type="string">
            <text:p>recording title</text:p>
          </table:table-cell>
          <table:table-cell office:value-type="string">
            <text:p>varchar(30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7"/>
          <table:table-cell office:value-type="string">
            <text:p>rec_date</text:p>
          </table:table-cell>
          <table:table-cell office:value-type="string">
            <text:p>recording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7"/>
          <table:table-cell office:value-type="string">
            <text:p>rec_genre</text:p>
          </table:table-cell>
          <table:table-cell office:value-type="string">
            <text:p>recording genre</text:p>
          </table:table-cell>
          <table:table-cell office:value-type="string">
            <text:p>varchar(20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7"/>
          <table:table-cell office:value-type="string">
            <text:p>rec_duration</text:p>
          </table:table-cell>
          <table:table-cell office:value-type="string">
            <text:p>recording duration</text:p>
          </table:table-cell>
          <table:table-cell office:value-type="string">
            <text:p>tim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7"/>
          <table:table-cell office:value-type="string">
            <text:p>rec_cost</text:p>
          </table:table-cell>
          <table:table-cell office:value-type="string">
            <text:p>recording cost</text:p>
          </table:table-cell>
          <table:table-cell office:value-type="string">
            <text:p>decimal(4,2)</text:p>
          </table:table-cell>
          <table:table-cell office:value-type="float" office:value="99.99">
            <text:p>99.99</text:p>
          </table:table-cell>
          <table:table-cell office:value-type="string">
            <text:p>1-99.99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7"/>
          <table:table-cell office:value-type="string">
            <text:p>rec_notes</text:p>
          </table:table-cell>
          <table:table-cell office:value-type="string">
            <text:p>recording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8" office:value-type="string">
            <text:p>format</text:p>
          </table:table-cell>
          <table:table-cell office:value-type="string">
            <text:p>fmt_id</text:p>
          </table:table-cell>
          <table:table-cell office:value-type="string">
            <text:p>forma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string">
            <text:p>rec_id</text:p>
          </table:table-cell>
          <table:table-cell office:value-type="string">
            <text:p>recording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recording</text:p>
          </table:table-cell>
          <table:table-cell table:number-columns-repeated="1015"/>
        </table:table-row>
        <table:table-row table:style-name="ro1">
          <table:table-cell table:style-name="ce8"/>
          <table:table-cell office:value-type="string">
            <text:p>fmt_type</text:p>
          </table:table-cell>
          <table:table-cell office:value-type="string">
            <text:p>format typ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8"/>
          <table:table-cell office:value-type="string">
            <text:p>fmt_notes</text:p>
          </table:table-cell>
          <table:table-cell office:value-type="string">
            <text:p>forma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9" office:value-type="string">
            <text:p>label</text:p>
          </table:table-cell>
          <table:table-cell office:value-type="string">
            <text:p>label_id</text:p>
          </table:table-cell>
          <table:table-cell office:value-type="string">
            <text:p>label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9"/>
          <table:table-cell office:value-type="string">
            <text:p>label_name</text:p>
          </table:table-cell>
          <table:table-cell office:value-type="string">
            <text:p>label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/>
          <table:table-cell office:value-type="string">
            <text:p>label_city</text:p>
          </table:table-cell>
          <table:table-cell office:value-type="string">
            <text:p>label city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/>
          <table:table-cell office:value-type="string">
            <text:p>label_state</text:p>
          </table:table-cell>
          <table:table-cell office:value-type="string">
            <text:p>label state</text:p>
          </table:table-cell>
          <table:table-cell office:value-type="string">
            <text:p>char(2)</text:p>
          </table:table-cell>
          <table:table-cell office:value-type="string">
            <text:p>AZ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/>
          <table:table-cell office:value-type="string">
            <text:p>label_type</text:p>
          </table:table-cell>
          <table:table-cell office:value-type="string">
            <text:p>label type</text:p>
          </table:table-cell>
          <table:table-cell office:value-type="string">
            <text:p>enum('M', 'N', 'I')</text:p>
          </table:table-cell>
          <table:table-cell office:value-type="string">
            <text:p>MNI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/>
          <table:table-cell office:value-type="string">
            <text:p>label_zip</text:p>
          </table:table-cell>
          <table:table-cell office:value-type="string">
            <text:p>label zip code</text:p>
          </table:table-cell>
          <table:table-cell office:value-type="string">
            <text:p>char(7)</text:p>
          </table:table-cell>
          <table:table-cell office:value-type="float" office:value="1234567">
            <text:p>1234567</text:p>
          </table:table-cell>
          <table:table-cell office:value-type="string">
            <text:p>0-7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<text:s/></text:p>
          </table:table-cell>
          <table:table-cell office:value-type="string">
            <text:p>label_url</text:p>
          </table:table-cell>
          <table:table-cell office:value-type="string">
            <text:p>label url</text:p>
          </table:table-cell>
          <table:table-cell office:value-type="string">
            <text:p>varchar(100)</text:p>
          </table:table-cell>
          <table:table-cell office:value-type="string">
            <text:p>abc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9"/>
          <table:table-cell office:value-type="string">
            <text:p>label_notes</text:p>
          </table:table-cell>
          <table:table-cell office:value-type="string">
            <text:p>label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10" office:value-type="string">
            <text:p>instrument</text:p>
          </table:table-cell>
          <table:table-cell office:value-type="string">
            <text:p>ins_id</text:p>
          </table:table-cell>
          <table:table-cell office:value-type="string">
            <text:p>instrumen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10"/>
          <table:table-cell office:value-type="string">
            <text:p>mem_id</text:p>
          </table:table-cell>
          <table:table-cell office:value-type="string">
            <text:p>member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fk</text:p>
          </table:table-cell>
          <table:table-cell office:value-type="string">
            <text:p>member</text:p>
          </table:table-cell>
          <table:table-cell table:number-columns-repeated="1015"/>
        </table:table-row>
        <table:table-row table:style-name="ro1">
          <table:table-cell table:style-name="ce10"/>
          <table:table-cell office:value-type="string">
            <text:p>ins_type</text:p>
          </table:table-cell>
          <table:table-cell office:value-type="string">
            <text:p>instrument type</text:p>
          </table:table-cell>
          <table:table-cell office:value-type="string">
            <text:p>varchar(30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table-cell table:style-name="ce10"/>
          <table:table-cell office:value-type="string">
            <text:p>ins_notes</text:p>
          </table:table-cell>
          <table:table-cell office:value-type="string">
            <text:p>instrumen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4/23/2014</text:date>, <text:time>21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272" meta:object-count="0"/>
    <meta:generator>OpenOffice.org/3.3$Unix OpenOffice.org_project/330m20$Build-9567</meta:generator>
  </office:meta>
</office:document-meta>
</file>